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2" style:family="text">
      <style:text-properties style:use-window-font-color="true" loext:opacity="0%" style:text-outline="false" style:text-line-through-style="none" style:text-line-through-type="none" style:font-name="Mangal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99cm" fo:min-width="1.72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4cm" fo:min-width="3.2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4cm" fo:min-width="1.72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4cm" fo:min-width="2.5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none" draw:fill-color="#ffffff" fo:min-height="0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87cm" fo:min-width="0.87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4cm" fo:min-width="3.36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03cm" fo:min-width="2.07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6cm" fo:min-width="0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4cm" fo:min-width="2.49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34cm" fo:min-width="0.74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2cm" fo:min-width="2.00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draw:connector text:anchor-type="paragraph" draw:z-index="38" draw:name="Connector" draw:style-name="gr1" draw:text-style-name="P3" svg:x1="7.747cm" svg:y1="0.023cm" svg:x2="7.627cm" svg:y2="0.894cm" draw:start-shape="id11" draw:start-glue-point="6" draw:end-shape="id12" draw:end-glue-point="5" svg:d="M7747 23v436h-120v435" svg:viewBox="0 0 122 873"><text:p/></draw:connector><draw:custom-shape text:anchor-type="paragraph" draw:z-index="0" draw:name="Start-End" draw:style-name="gr17" draw:text-style-name="P9" xml:id="id11" draw:id="id11" svg:width="2.777cm" svg:height="0.796cm" svg:x="6.359cm" svg:y="-0.773cm"><text:p text:style-name="P8"><text:span text:style-name="T8">Начало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text:span text:style-name="T1"/></text:p>
      <text:p text:style-name="P1"><draw:custom-shape text:anchor-type="paragraph" draw:z-index="1" draw:name="Data" draw:style-name="gr3" draw:text-style-name="P5" xml:id="id12" draw:id="id12" svg:width="3.652cm" svg:height="1.35cm" svg:x="5.801cm" svg:y="0.489cm"><text:p text:style-name="P4"><text:span text:style-name="T3">Ввод a, b,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text:anchor-type="paragraph" draw:z-index="2" draw:name="Connector 1" draw:style-name="gr1" draw:text-style-name="P3" svg:x1="7.627cm" svg:y1="1.838cm" svg:x2="7.694cm" svg:y2="2.478cm" draw:start-shape="id12" draw:start-glue-point="8" draw:end-shape="id22" draw:end-glue-point="4" svg:d="M7627 1838v319h67v321" svg:viewBox="0 0 69 642"><text:p/></draw:connector><draw:custom-shape text:anchor-type="paragraph" draw:z-index="3" draw:name="Decision" draw:style-name="gr11" draw:text-style-name="P5" xml:id="id22" draw:id="id22" svg:width="2.751cm" svg:height="1.472cm" svg:x="6.32cm" svg:y="2.478cm"><text:p text:style-name="P4"><text:span text:style-name="T3">a = 0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Decision 1" draw:style-name="gr16" draw:text-style-name="P5" xml:id="id18" draw:id="id18" svg:width="2.486cm" svg:height="1.366cm" svg:x="2.471cm" svg:y="4.457cm"><text:p text:style-name="P4"><text:span text:style-name="T3">b = 0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text:anchor-type="paragraph" draw:z-index="5" draw:name="Connector-Standard" draw:style-name="gr2" draw:text-style-name="P3" svg:x1="6.32cm" svg:y1="3.214cm" svg:x2="3.715cm" svg:y2="4.457cm" draw:start-shape="id22" draw:start-glue-point="5" draw:end-shape="id18" draw:end-glue-point="4" svg:d="M6320 3214h-2605v1243" svg:viewBox="0 0 2607 1245"><text:p/></draw:connector><draw:custom-shape text:anchor-type="paragraph" draw:z-index="6" draw:name="Process" draw:style-name="gr15" draw:text-style-name="P7" xml:id="id17" draw:id="id17" svg:width="3.001cm" svg:height="1.086cm" svg:x="11.68cm" svg:y="4.352cm"><text:p text:style-name="P6"><text:span text:style-name="T9">D = b</text:span><text:span text:style-name="T10">2</text:span><text:span text:style-name="T9"> - 4*a*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7" draw:name="Connector-Standard 1" draw:style-name="gr2" draw:text-style-name="P3" svg:x1="9.07cm" svg:y1="3.214cm" svg:x2="13.182cm" svg:y2="4.352cm" draw:start-shape="id22" draw:start-glue-point="7" draw:end-shape="id17" draw:end-glue-point="4" svg:d="M9070 3214h4112v1138" svg:viewBox="0 0 4113 1139"><text:p/></draw:connector><draw:custom-shape text:anchor-type="paragraph" draw:z-index="8" draw:name="Decision 2" draw:style-name="gr14" draw:text-style-name="P5" xml:id="id19" draw:id="id19" svg:width="2.592cm" svg:height="1.392cm" svg:x="0.118cm" svg:y="6.521cm"><text:p text:style-name="P4"><text:span text:style-name="T3">c = 0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text:anchor-type="paragraph" draw:z-index="9" draw:name="Connector-Standard 2" draw:style-name="gr2" draw:text-style-name="P3" svg:x1="2.471cm" svg:y1="5.14cm" svg:x2="1.413cm" svg:y2="6.521cm" draw:start-shape="id18" draw:start-glue-point="5" draw:end-shape="id19" draw:end-glue-point="4" svg:d="M2471 5140h-1058v1381" svg:viewBox="0 0 1060 1383"><text:p/></draw:connector><draw:custom-shape text:anchor-type="paragraph" draw:z-index="10" draw:name="Process 1" draw:style-name="gr13" draw:text-style-name="P13" xml:id="id13" draw:id="id13" svg:width="2.58cm" svg:height="1.154cm" svg:x="4.904cm" svg:y="6.535cm"><text:p text:style-name="P12"><text:span text:style-name="T3">x = -c/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11" draw:name="Connector-Standard 3" draw:style-name="gr2" draw:text-style-name="P3" svg:x1="0.118cm" svg:y1="7.216cm" svg:x2="-0.31cm" svg:y2="9.246cm" draw:start-shape="id19" draw:start-glue-point="5" draw:end-shape="id21" draw:end-glue-point="4" svg:d="M118 7216h-428v2030" svg:viewBox="0 0 430 2032"><text:p/></draw:connector><draw:connector text:anchor-type="paragraph" draw:z-index="12" draw:name="Connector-Standard 4" draw:style-name="gr2" draw:text-style-name="P3" svg:x1="2.709cm" svg:y1="7.216cm" svg:x2="2.746cm" svg:y2="9.273cm" draw:start-shape="id19" draw:start-glue-point="7" draw:end-shape="id20" draw:end-glue-point="4" svg:d="M2709 7216h265v1376h-228v681" svg:viewBox="0 0 266 2058"><text:p/></draw:connector><draw:connector text:anchor-type="paragraph" draw:z-index="13" draw:name="Connector-Standard 5" draw:style-name="gr2" draw:text-style-name="P3" svg:x1="4.957cm" svg:y1="5.14cm" svg:x2="6.186cm" svg:y2="6.653cm" draw:start-shape="id18" draw:start-glue-point="7" svg:d="M4957 5140h747v1513h482" svg:viewBox="0 0 1231 1515"><text:p/></draw:connector><draw:line text:anchor-type="paragraph" draw:z-index="14" draw:name="Горизонтальная линия 1" draw:style-name="gr9" draw:text-style-name="P10" svg:x1="-0.594cm" svg:y1="11.204cm" svg:x2="-0.594cm" svg:y2="10.331cm"><text:p/></draw:line><draw:line text:anchor-type="paragraph" draw:z-index="15" draw:name="Горизонтальная линия 2" draw:style-name="gr9" draw:text-style-name="P10" svg:x1="3.507cm" svg:y1="11.151cm" svg:x2="3.507cm" svg:y2="10.278cm"><text:p/></draw:line><draw:line text:anchor-type="paragraph" draw:z-index="16" draw:name="Горизонтальная линия 3" draw:style-name="gr9" draw:text-style-name="P10" svg:x1="-0.594cm" svg:y1="11.204cm" svg:x2="3.507cm" svg:y2="11.151cm"><text:p/></draw:line><draw:line text:anchor-type="paragraph" draw:z-index="17" draw:name="Горизонтальная линия 4" draw:style-name="gr9" draw:text-style-name="P10" svg:x1="6.304cm" svg:y1="12.024cm" svg:x2="6.285cm" svg:y2="10.225cm"><text:p/></draw:line><draw:line text:anchor-type="paragraph" draw:z-index="18" draw:name="Горизонтальная линия 5" draw:style-name="gr9" draw:text-style-name="P10" svg:x1="1.47cm" svg:y1="12.024cm" svg:x2="1.47cm" svg:y2="11.151cm"><text:p/></draw:line><draw:line text:anchor-type="paragraph" draw:z-index="19" draw:name="Горизонтальная линия 6" draw:style-name="gr9" draw:text-style-name="P10" xml:id="id6" draw:id="id6" svg:x1="1.469cm" svg:y1="12.024cm" svg:x2="6.304cm" svg:y2="12.024cm"><text:p/></draw:line><draw:custom-shape text:anchor-type="paragraph" draw:z-index="20" draw:name="Decision 3" draw:style-name="gr11" draw:text-style-name="P5" xml:id="id15" draw:id="id15" svg:width="2.751cm" svg:height="1.472cm" svg:x="11.942cm" svg:y="5.913cm"><text:p text:style-name="P4"><text:span text:style-name="T3">D &gt; 0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text:anchor-type="paragraph" draw:z-index="21" draw:name="Connector 3" draw:style-name="gr1" draw:text-style-name="P3" svg:x1="13.182cm" svg:y1="5.436cm" svg:x2="13.316cm" svg:y2="5.913cm" draw:start-shape="id17" draw:start-glue-point="6" draw:end-shape="id15" draw:end-glue-point="4" svg:d="M13182 5436v238h134v239" svg:viewBox="0 0 136 478"><text:p/></draw:connector><draw:frame text:anchor-type="paragraph" draw:z-index="22" draw:name="Врезка 1" draw:style-name="gr10" draw:text-style-name="P11" svg:width="0.803cm" svg:height="0.571cm" svg:x="5.265cm" svg:y="2.665cm"><draw:text-box><text:p>Да</text:p></draw:text-box></draw:frame><draw:frame text:anchor-type="paragraph" draw:z-index="23" draw:name="Врезка 2" draw:style-name="gr10" draw:text-style-name="P11" svg:width="0.803cm" svg:height="0.571cm" svg:x="9.4cm" svg:y="2.665cm"><draw:text-box><text:p>Нет</text:p></draw:text-box></draw:frame><draw:frame text:anchor-type="paragraph" draw:z-index="24" draw:name="Врезка 3" draw:style-name="gr10" draw:text-style-name="P11" svg:width="0.803cm" svg:height="0.571cm" svg:x="2.064cm" svg:y="4.57cm"><draw:text-box><text:p>Да</text:p></draw:text-box></draw:frame><draw:frame text:anchor-type="paragraph" draw:z-index="25" draw:name="Врезка 4" draw:style-name="gr10" draw:text-style-name="P11" svg:width="0.803cm" svg:height="0.571cm" svg:x="-0.397cm" svg:y="6.646cm"><draw:text-box><text:p>Да</text:p></draw:text-box></draw:frame><draw:frame text:anchor-type="paragraph" draw:z-index="26" draw:name="Врезка 5" draw:style-name="gr10" draw:text-style-name="P11" svg:width="0.803cm" svg:height="0.571cm" svg:x="5.563cm" svg:y="4.57cm"><draw:text-box><text:p>Нет</text:p></draw:text-box></draw:frame><draw:frame text:anchor-type="paragraph" draw:z-index="27" draw:name="Врезка 6" draw:style-name="gr10" draw:text-style-name="P11" svg:width="0.803cm" svg:height="0.571cm" svg:x="2.866cm" svg:y="6.646cm"><draw:text-box><text:p>Нет</text:p></draw:text-box></draw:frame><draw:custom-shape text:anchor-type="paragraph" draw:z-index="28" draw:name="Process 2" draw:style-name="gr12" draw:text-style-name="P7" xml:id="id16" draw:id="id16" svg:width="3.864cm" svg:height="1.086cm" svg:x="8.394cm" svg:y="7.101cm"><text:p text:style-name="P6"><text:span text:style-name="T5">x</text:span><text:span text:style-name="T6">1</text:span><text:span text:style-name="T5"> = (-b + sqrt(D))/(2*a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name="Process 3" draw:style-name="gr12" draw:text-style-name="P7" xml:id="id9" draw:id="id9" svg:width="3.864cm" svg:height="1.086cm" svg:x="7.927cm" svg:y="9.495cm"><text:p text:style-name="P6"><text:span text:style-name="T5">x</text:span><text:span text:style-name="T6">2</text:span><text:span text:style-name="T5"> = (-b - sqrt(D))/(2*a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30" draw:name="Connector 4" draw:style-name="gr1" draw:text-style-name="P3" svg:x1="10.326cm" svg:y1="8.186cm" svg:x2="9.858cm" svg:y2="9.495cm" draw:start-shape="id16" draw:start-glue-point="6" draw:end-shape="id9" draw:end-glue-point="4" svg:d="M10326 8186v655h-468v654" svg:viewBox="0 0 469 1311"><text:p/></draw:connector><draw:connector text:anchor-type="paragraph" draw:z-index="31" draw:name="Connector-Standard 6" draw:style-name="gr2" draw:text-style-name="P3" svg:x1="11.942cm" svg:y1="6.648cm" svg:x2="10.326cm" svg:y2="7.101cm" draw:start-shape="id15" draw:start-glue-point="5" draw:end-shape="id16" draw:end-glue-point="4" svg:d="M11942 6648h-1616v453" svg:viewBox="0 0 1617 455"><text:p/></draw:connector><draw:custom-shape text:anchor-type="paragraph" draw:z-index="32" draw:name="Decision 4" draw:style-name="gr11" draw:text-style-name="P5" xml:id="id7" draw:id="id7" svg:width="2.751cm" svg:height="1.472cm" svg:x="14.534cm" svg:y="7.666cm"><text:p text:style-name="P4"><text:span text:style-name="T3">D = 0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text:anchor-type="paragraph" draw:z-index="33" draw:name="Connector-Standard 7" draw:style-name="gr2" draw:text-style-name="P3" svg:x1="14.691cm" svg:y1="6.648cm" svg:x2="15.909cm" svg:y2="7.666cm" draw:end-shape="id7" draw:end-glue-point="4" svg:d="M14691 6648v376h1218v642" svg:viewBox="0 0 1219 1020"><text:p/></draw:connector><draw:frame text:anchor-type="paragraph" draw:z-index="34" draw:name="Врезка 7" draw:style-name="gr10" draw:text-style-name="P11" svg:width="0.803cm" svg:height="0.571cm" svg:x="11.139cm" svg:y="6.078cm"><draw:text-box><text:p>Да</text:p></draw:text-box></draw:frame><draw:frame text:anchor-type="paragraph" draw:z-index="35" draw:name="Врезка 8" draw:style-name="gr10" draw:text-style-name="P11" svg:width="0.803cm" svg:height="0.571cm" svg:x="14.691cm" svg:y="6.078cm"><draw:text-box><text:p>Нет</text:p></draw:text-box></draw:frame><draw:custom-shape text:anchor-type="paragraph" draw:z-index="36" draw:name="Process 4" draw:style-name="gr5" draw:text-style-name="P7" xml:id="id1" draw:id="id1" svg:width="2.223cm" svg:height="1.086cm" svg:x="12.22cm" svg:y="9.043cm"><text:p text:style-name="P6"><text:span text:style-name="T5">x = -b/(2*a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37" draw:name="Connector 2" draw:style-name="gr1" draw:text-style-name="P3" svg:x1="6.193cm" svg:y1="7.689cm" svg:x2="6.237cm" svg:y2="9.417cm" draw:start-shape="id13" draw:start-glue-point="6" draw:end-shape="id14" draw:end-glue-point="4" svg:d="M6193 7689v864h44v864" svg:viewBox="0 0 46 1730"><text:p/></draw:connector><draw:connector text:anchor-type="paragraph" draw:z-index="39" draw:name="Connector-Standard 8" draw:style-name="gr2" draw:text-style-name="P3" svg:x1="14.534cm" svg:y1="8.401cm" svg:x2="13.331cm" svg:y2="9.043cm" draw:start-shape="id7" draw:start-glue-point="5" draw:end-shape="id1" draw:end-glue-point="4" svg:d="M14534 8401h-1203v642" svg:viewBox="0 0 1205 644"><text:p/></draw:connector><draw:frame text:anchor-type="paragraph" draw:z-index="40" draw:name="Врезка 9" draw:style-name="gr10" draw:text-style-name="P11" svg:width="0.803cm" svg:height="0.571cm" svg:x="13.732cm" svg:y="7.666cm"><draw:text-box><text:p>Да</text:p></draw:text-box></draw:frame><draw:connector text:anchor-type="paragraph" draw:z-index="41" draw:name="Connector 6" draw:style-name="gr1" draw:text-style-name="P3" svg:x1="9.858cm" svg:y1="10.58cm" svg:x2="9.929cm" svg:y2="11.255cm" draw:start-shape="id9" draw:start-glue-point="6" draw:end-shape="id10" draw:end-glue-point="4" svg:d="M9858 10580v337h71v338" svg:viewBox="0 0 72 677"><text:p/></draw:connector><draw:frame text:anchor-type="paragraph" draw:z-index="42" draw:name="Врезка 10" draw:style-name="gr10" draw:text-style-name="P11" svg:width="0.803cm" svg:height="0.571cm" svg:x="17.284cm" svg:y="7.666cm"><draw:text-box><text:p>Нет</text:p></draw:text-box></draw:frame><draw:line text:anchor-type="paragraph" draw:z-index="43" draw:name="Горизонтальная линия 7" draw:style-name="gr9" draw:text-style-name="P10" svg:x1="9.884cm" svg:y1="12.977cm" svg:x2="9.884cm" svg:y2="12.104cm"><text:p/></draw:line><draw:line text:anchor-type="paragraph" draw:z-index="44" draw:name="Горизонтальная линия 8" draw:style-name="gr9" draw:text-style-name="P10" svg:x1="13.217cm" svg:y1="12.977cm" svg:x2="13.217cm" svg:y2="12.104cm"><text:p/></draw:line><draw:line text:anchor-type="paragraph" draw:z-index="45" draw:name="Горизонтальная линия 9" draw:style-name="gr9" draw:text-style-name="P10" svg:x1="9.883cm" svg:y1="12.977cm" svg:x2="13.217cm" svg:y2="12.977cm"><text:p/></draw:line><draw:line text:anchor-type="paragraph" draw:z-index="46" draw:name="Горизонтальная линия 10" draw:style-name="gr9" draw:text-style-name="P10" svg:x1="11.656cm" svg:y1="13.85cm" svg:x2="11.656cm" svg:y2="12.977cm"><text:p/></draw:line><draw:line text:anchor-type="paragraph" draw:z-index="47" draw:name="Горизонтальная линия 11" draw:style-name="gr9" draw:text-style-name="P10" svg:x1="16.49cm" svg:y1="13.903cm" svg:x2="16.471cm" svg:y2="12.104cm"><text:p/></draw:line><draw:line text:anchor-type="paragraph" draw:z-index="48" draw:name="Горизонтальная линия 12" draw:style-name="gr9" draw:text-style-name="P10" xml:id="id5" draw:id="id5" svg:x1="11.656cm" svg:y1="13.85cm" svg:x2="16.471cm" svg:y2="13.903cm"><text:p/></draw:line><draw:custom-shape text:anchor-type="paragraph" draw:z-index="49" draw:name="Start-End 1" draw:style-name="gr8" draw:text-style-name="P9" xml:id="id4" draw:id="id4" svg:width="3.001cm" svg:height="1.001cm" svg:x="5.909cm" svg:y="17.761cm"><text:p text:style-name="P8"><text:span text:style-name="T8">Ко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text:anchor-type="paragraph" draw:z-index="50" draw:name="Connector 7" draw:style-name="gr7" draw:text-style-name="P3" svg:x1="17.284cm" svg:y1="8.401cm" svg:x2="16.491cm" svg:y2="10.993cm" draw:start-shape="id7" draw:start-glue-point="7" draw:end-shape="id8" draw:end-glue-point="4" svg:d="M17284 8401h157v1664h-950v928" svg:viewBox="0 0 953 2593"><text:p/></draw:connector><draw:custom-shape text:anchor-type="paragraph" draw:z-index="51" draw:name="Process 5" draw:style-name="gr5" draw:text-style-name="P7" xml:id="id21" draw:id="id21" svg:width="2.223cm" svg:height="1.086cm" svg:x="-1.422cm" svg:y="9.246cm"><text:p text:style-name="P6"><text:span text:style-name="T5">ans = ‘x ∈ R</text:span><text:span text:style-name="T7">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2" draw:name="Process 6" draw:style-name="gr6" draw:text-style-name="P7" xml:id="id20" draw:id="id20" svg:width="3.043cm" svg:height="1.086cm" svg:x="1.224cm" svg:y="9.273cm"><text:p text:style-name="P6"><text:span text:style-name="T4">ans = ‘Нет корней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3" draw:name="Process 7" draw:style-name="gr5" draw:text-style-name="P7" xml:id="id14" draw:id="id14" svg:width="2.223cm" svg:height="1.086cm" svg:x="5.126cm" svg:y="9.417cm"><text:p text:style-name="P6"><text:span text:style-name="T5">ans = x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4" draw:name="Process 8" draw:style-name="gr5" draw:text-style-name="P7" xml:id="id10" draw:id="id10" svg:width="2.223cm" svg:height="1.086cm" svg:x="8.818cm" svg:y="11.255cm"><text:p text:style-name="P6"><text:span text:style-name="T5">ans = x</text:span><text:span text:style-name="T6">1</text:span><text:span text:style-name="T5">, x</text:span><text:span text:style-name="T6">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5" draw:name="Process 9" draw:style-name="gr5" draw:text-style-name="P7" xml:id="id2" draw:id="id2" svg:width="2.223cm" svg:height="1.086cm" svg:x="11.966cm" svg:y="11.019cm"><text:p text:style-name="P6"><text:span text:style-name="T5">ans = x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6" draw:name="Process 10" draw:style-name="gr4" draw:text-style-name="P7" xml:id="id8" draw:id="id8" svg:width="3.758cm" svg:height="1.086cm" svg:x="14.612cm" svg:y="10.993cm"><text:p text:style-name="P6"><text:span text:style-name="T4">ans = ‘Нет рационал.</text:span></text:p><text:p text:style-name="P6"><text:span text:style-name="T4">корней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7" draw:name="Data 1" draw:style-name="gr3" draw:text-style-name="P5" xml:id="id3" draw:id="id3" svg:width="3.652cm" svg:height="1.35cm" svg:x="5.696cm" svg:y="15.411cm"><text:p text:style-name="P4"><text:span text:style-name="T3">Вывод an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text:anchor-type="paragraph" draw:z-index="58" draw:name="Connector-Standard 9" draw:style-name="gr2" draw:text-style-name="P3" svg:x1="6.304cm" svg:y1="12.024cm" svg:x2="7.521cm" svg:y2="15.411cm" draw:start-shape="id6" draw:start-glue-point="1" draw:end-shape="id3" draw:end-glue-point="5" svg:d="M6304 12024v1687h1217v1700" svg:viewBox="0 0 1219 3388"><text:p/></draw:connector><draw:connector text:anchor-type="paragraph" draw:z-index="59" draw:name="Connector-Standard 10" draw:style-name="gr2" draw:text-style-name="P3" svg:x1="14.063cm" svg:y1="13.903cm" svg:x2="7.886cm" svg:y2="15.411cm" draw:start-shape="id5" draw:start-glue-point="2" draw:end-shape="id3" draw:end-glue-point="4" svg:d="M14063 13903v746h-6177v762" svg:viewBox="0 0 6179 1510"><text:p/></draw:connector><draw:connector text:anchor-type="paragraph" draw:z-index="60" draw:name="Connector 8" draw:style-name="gr1" draw:text-style-name="P3" svg:x1="7.149cm" svg:y1="16.76cm" svg:x2="7.41cm" svg:y2="17.761cm" draw:start-shape="id3" draw:start-glue-point="7" draw:end-shape="id4" draw:end-glue-point="4" svg:d="M7149 16760v500h261v501" svg:viewBox="0 0 263 1002"><text:p/></draw:connector><draw:connector text:anchor-type="paragraph" draw:z-index="61" draw:name="Connector 5" draw:style-name="gr1" draw:text-style-name="P3" svg:x1="13.331cm" svg:y1="10.128cm" svg:x2="13.077cm" svg:y2="11.019cm" draw:start-shape="id1" draw:start-glue-point="6" draw:end-shape="id2" svg:d="M13331 10128v445h-254v446" svg:viewBox="0 0 256 893"><text:p/></draw:connecto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44:18.339000000</meta:creation-date>
    <dc:date>2023-09-23T14:11:58.490077379</dc:date>
    <meta:editing-duration>PT1H46M12S</meta:editing-duration>
    <meta:editing-cycles>16</meta:editing-cycles>
    <meta:generator>LibreOffice/7.6.1.2$MacOSX_X86_64 LibreOffice_project/f5defcebd022c5bc36bbb79be232cb6926d8f67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